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5102in" fo:margin-right="-0.0102in" fo:text-align="justify" style:justify-single-word="false" fo:text-indent="0in" style:auto-text-indent="false" fo:padding="0in" fo:border="none" style:shadow="none"/>
      <style:text-properties fo:font-style="normal" style:font-style-asian="normal" style:font-style-complex="normal"/>
    </style:style>
    <style:style style:name="P2" style:family="paragraph" style:parent-style-name="Standard">
      <style:paragraph-properties fo:margin-left="-0.4925in" fo:margin-right="-0.0102in" fo:text-align="justify" style:justify-single-word="false" fo:text-indent="0in" style:auto-text-indent="false" fo:padding="0in" fo:border="none" style:shadow="none"/>
      <style:text-properties fo:font-style="normal" style:font-style-asian="normal" style:font-style-complex="normal"/>
    </style:style>
    <style:style style:name="P3" style:family="paragraph" style:parent-style-name="Standard">
      <style:paragraph-properties fo:text-align="justify" style:justify-single-word="false" fo:padding="0in" fo:border="none" style:shadow="none"/>
      <style:text-properties fo:font-style="normal" style:font-style-asian="normal" style:font-style-complex="normal"/>
    </style:style>
    <style:style style:name="P4" style:family="paragraph" style:parent-style-name="Standard">
      <style:paragraph-properties fo:margin-left="1.0008in" fo:margin-right="0in" fo:text-indent="-0.2528in" style:auto-text-indent="false">
        <style:tab-stops/>
      </style:paragraph-properties>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list-style-name="L1"/>
    <style:style style:name="P6" style:family="paragraph" style:parent-style-name="Standard" style:list-style-name="L1">
      <style:text-properties officeooo:paragraph-rsid="00095729"/>
    </style:style>
    <style:style style:name="P7" style:family="paragraph" style:parent-style-name="Standard" style:list-style-name="L1">
      <style:text-properties officeooo:rsid="0006f126" officeooo:paragraph-rsid="0006f126"/>
    </style:style>
    <style:style style:name="P8" style:family="paragraph" style:parent-style-name="Standard" style:list-style-name="L1">
      <style:text-properties fo:font-style="normal" style:font-style-asian="normal" style:font-style-complex="normal"/>
    </style:style>
    <style:style style:name="P9" style:family="paragraph" style:parent-style-name="Standard" style:list-style-name="L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list-style-name="L1">
      <style:paragraph-properties fo:text-align="justify" style:justify-single-word="false" fo:padding="0in" fo:border="none" style:shadow="none"/>
      <style:text-properties fo:font-style="normal" style:font-style-asian="normal" style:font-style-complex="normal"/>
    </style:style>
    <style:style style:name="P11" style:family="paragraph" style:parent-style-name="Standard" style:list-style-name="L2">
      <style:paragraph-properties fo:text-align="justify" style:justify-single-word="false" fo:padding="0in" fo:border="none" style:shadow="none"/>
      <style:text-properties fo:font-style="normal" style:font-style-asian="normal" style:font-style-complex="normal"/>
    </style:style>
    <style:style style:name="P12" style:family="paragraph" style:parent-style-name="Standard" style:list-style-name="L1">
      <style:paragraph-properties fo:text-align="justify" style:justify-single-word="false" fo:padding="0in" fo:border="none" style:shadow="none"/>
      <style:text-properties fo:font-style="normal" officeooo:rsid="000bc131" officeooo:paragraph-rsid="000bc131" style:font-style-asian="normal" style:font-style-complex="normal"/>
    </style:style>
    <style:style style:name="P13" style:family="paragraph" style:parent-style-name="Standard" style:list-style-name="L1">
      <style:paragraph-properties fo:text-align="justify" style:justify-single-word="false" fo:padding="0in" fo:border="none" style:shadow="none"/>
      <style:text-properties fo:font-style="normal" officeooo:rsid="000d8d92" officeooo:paragraph-rsid="000d8d92" style:font-style-asian="normal" style:font-style-complex="normal"/>
    </style:style>
    <style:style style:name="P14" style:family="paragraph" style:parent-style-name="Standard" style:list-style-name="L1">
      <style:paragraph-properties fo:margin-left="0.9945in" fo:margin-right="0in" fo:text-indent="-0.2528in" style:auto-text-indent="false">
        <style:tab-stops/>
      </style:paragraph-properties>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list-style-name="L1">
      <style:paragraph-properties fo:margin-left="1.0008in" fo:margin-right="0in" fo:text-indent="-0.2528in" style:auto-text-indent="false">
        <style:tab-stops/>
      </style:paragraph-properties>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list-style-name="L1">
      <style:paragraph-properties fo:margin-left="0.4925in" fo:margin-right="0in" fo:text-indent="-0.25in" style:auto-text-indent="false"/>
      <style:text-properties fo:font-style="normal" style:font-style-asian="normal" style:font-style-complex="normal"/>
    </style:style>
    <style:style style:name="P17" style:family="paragraph" style:parent-style-name="Standard" style:list-style-name="L1">
      <style:paragraph-properties fo:margin-left="0.4925in" fo:margin-right="0in" fo:text-indent="-0.25in" style:auto-text-indent="false"/>
      <style:text-properties fo:font-style="normal" officeooo:rsid="000833e8" officeooo:paragraph-rsid="000833e8"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0a098c" style:font-style-asian="normal" style:font-style-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officeooo:rsid="000833e8"/>
    </style:style>
    <style:style style:name="T6" style:family="text">
      <style:text-properties officeooo:rsid="0006f126"/>
    </style:style>
    <style:style style:name="T7" style:family="text">
      <style:text-properties officeooo:rsid="000f6e8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XERCICIS DE FITXERS</text:p>
      <text:p text:style-name="Standard"/>
      <text:list xml:id="list3809315761122042523" text:style-name="L1">
        <text:list-item>
          <text:p text:style-name="P5">Fes un programa compti les línies d'un fitxer passat per argument.</text:p>
          <text:p text:style-name="P5"/>
        </text:list-item>
        <text:list-item>
          <text:p text:style-name="P6">Fes un programa que compti les paraules d'un fitxer passat per argument. <text:span text:style-name="T6">Si no hi ha argument, s'ha d'utilitzar l'entrada estandard.</text:span></text:p>
          <text:p text:style-name="P5"/>
        </text:list-item>
        <text:list-item>
          <text:p text:style-name="P7">Fes un programa que faci un histograma de les longituds de les paraules que hi ha en un fitxer passat per argument. Si no hi ha argument, s'ha d'utilitzar l'entrada estandard.</text:p>
          <text:p text:style-name="P8"/>
        </text:list-item>
        <text:list-item>
          <text:p text:style-name="P8">Fes un programa que simuli la ordre cat.</text:p>
          <text:p text:style-name="P8">La funcionalitat del programa haurà de ser la següent:</text:p>
          <text:p text:style-name="P5"><text:span text:style-name="T3">cat.py</text:span><text:span text:style-name="T1"><text:tab/><text:tab/><text:tab/><text:tab/>:Mostrarà l'entrada stàndard</text:span></text:p>
          <text:p text:style-name="P5"><text:span text:style-name="T4">cat.py fitx1 ...fitxn</text:span><text:span text:style-name="T1"><text:tab/><text:tab/>:</text:span><text:span text:style-name="T2">M</text:span><text:span text:style-name="T1">ostrarà </text:span><text:span text:style-name="T2">els fitxers concatenats </text:span><text:span text:style-name="T1">. Si un dels <text:tab/><text:tab/><text:tab/><text:tab/><text:tab/><text:tab/>fitxers <text:tab/>és '-', s'agafarà l'entrada stàndard.</text:span></text:p>
          <text:p text:style-name="P8"/>
          <text:p text:style-name="P8">En cas que algun dels fitxers no existeixi, mostrarà 'El fitxer fitx no existeix' però no petarà.</text:p>
          <text:p text:style-name="P8"/>
        </text:list-item>
        <text:list-item>
          <text:p text:style-name="P8">Fes un programa que simuli la ordre <text:span text:style-name="T4">head.</text:span></text:p>
          <text:p text:style-name="P8">La funcionalitat del programa haurà de ser la següent:</text:p>
          <text:p text:style-name="P5"><text:span text:style-name="T4">head <text:s text:c="2"/>-num <text:s text:c="2"/>nomFitx</text:span><text:span text:style-name="T1"><text:tab/>: Mostrarà les num primeres línies del fitxer nomFitx</text:span></text:p>
          <text:p text:style-name="P5"><text:span text:style-name="T4">head <text:s text:c="2"/>-num</text:span><text:span text:style-name="T1"><text:tab/><text:tab/><text:tab/>: Mostrarà les num primeres línies de l'entrada <text:tab/><text:tab/><text:tab/><text:tab/><text:tab/>stàndard</text:span></text:p>
          <text:p text:style-name="P5"><text:span text:style-name="T4">head <text:s text:c="2"/>nomFitx</text:span><text:span text:style-name="T1"><text:tab/><text:tab/>: Mostrarà les 10 primeres línies del fitxer nomFitx</text:span></text:p>
          <text:p text:style-name="P5"><text:span text:style-name="T4">head</text:span><text:span text:style-name="T1"><text:tab/><text:tab/><text:tab/><text:tab/>: Mostrarà les 10 primeres línies de l'entrada <text:tab/><text:tab/><text:tab/><text:tab/><text:tab/>stàndard</text:span></text:p>
          <text:p text:style-name="P8">En cas que desprès del guió no hi hagi un nombre o que el fitxer no existeixi, mostrarà un missatge però no petarà.</text:p>
          <text:p text:style-name="P8"/>
        </text:list-item>
        <text:list-item>
          <text:p text:style-name="P8">Fes un programa que simuli l'ordre<text:span text:style-name="T4"> tail.</text:span></text:p>
          <text:p text:style-name="P10">Les especificacions són les mateixes que per l'exercici anterior.</text:p>
          <text:p text:style-name="P10"/>
        </text:list-item>
        <text:list-item>
          <text:p text:style-name="P8">El fitxer /etc/passwd dels sitemes Unix conté informació dels usuaris. Aquí tenim una línia d'exemple:</text:p>
          <text:p text:style-name="P8">al55555:x:1000:2000:Pedro Perez:/home/al55555:/bin/bash </text:p>
          <text:p text:style-name="P10"><text:span text:style-name="T7">a) </text:span>Fes un programa que mostri els usuaris del sistema (identificador), i un <text:s/><text:span text:style-name="T7">b)</text:span>altre que mostri <text:s/>el nom dels usuaris reals del sistema (gcos), ordenats alfabèticament.</text:p>
          <text:p text:style-name="P10"/>
          <text:p text:style-name="P12"><text:span text:style-name="T7">c) </text:span>Fer un programa que rebi un guid per argument, i mostri el loguin, uid guid i gcos de tots els usuaris del grup.</text:p>
          <text:p text:style-name="P13"><text:span text:style-name="T7">d) </text:span>El mateix, ordenats per loguin</text:p>
        </text:list-item>
      </text:list>
      <text:p text:style-name="P3"/>
      <text:list xml:id="list100211383796716" text:continue-numbering="true" text:style-name="L1">
        <text:list-header>
          <text:p text:style-name="P10">Fes-ne un altre que mostri tos els usuaris (identificador) que tenen permisos de root que puguin fer login, però cal mostrar-los agrupats segons el shell en què es logeigen, segons el següent format:</text:p>
        </text:list-header>
      </text:list>
      <text:p text:style-name="P3"><text:tab/></text:p>
      <text:p text:style-name="P3"><text:tab/>shell1:</text:p>
      <text:p text:style-name="P3"><text:tab/><text:tab/>usuari1</text:p>
      <text:p text:style-name="P3"><text:tab/><text:tab/>usuari2</text:p>
      <text:p text:style-name="P3"><text:tab/><text:tab/>...</text:p>
      <text:p text:style-name="P3"><text:tab/>shell2:</text:p>
      <text:p text:style-name="P3"><text:tab/><text:tab/>usuari3</text:p>
      <text:p text:style-name="P3"><text:soft-page-break/><text:tab/><text:tab/>usuari4</text:p>
      <text:p text:style-name="P3"><text:tab/><text:tab/>...</text:p>
      <text:p text:style-name="P3"><text:tab/>...</text:p>
      <text:list xml:id="list100210389644776" text:continue-numbering="true" text:style-name="L1">
        <text:list-header>
          <text:p text:style-name="P10"><text:s text:c="2"/></text:p>
        </text:list-header>
        <text:list-item>
          <text:p text:style-name="P8">Fes un programa que controli la sintaxis d'un fitxer. Per fer-ho crea un mòdul de funcions de piles.</text:p>
          <text:p text:style-name="P8">(i un petit programa que en comprovi el bon funcionament).</text:p>
          <text:p text:style-name="P9">El que volem és validar la sintaxis de paréntisis () claudators [] iclaus {} <text:s/>que llegim d'un fitxer de text per l'entrada standar del sistema. Hem d'utilitzar una sola pila per fer la validació. </text:p>
          <text:p text:style-name="P9"/>
          <text:p text:style-name="P9">Com ho fem amb una pila? Doncs de la següent manera:</text:p>
          <text:p text:style-name="P9">Anem llegint seqüencialemnt la cadena de caracters</text:p>
          <text:p text:style-name="P9">Cada cop que llegim un caracter de clau que obre ( [ { fem un PUSH </text:p>
          <text:p text:style-name="P9">Cada cop que llegim un caracter de clau que tanca ) ] } fem un POP i ha de coincidir amb la seva parella que obre , sinò coincideix la cadena està mal formada</text:p>
          <text:p text:style-name="P9">Si al finalitzar la lectura de la cadena la pila no es buida la cadena està mal formada</text:p>
          <text:p text:style-name="P9">Si fem un POP i la pila es buida la cadena està mal formada.</text:p>
          <text:p text:style-name="P9"/>
        </text:list-item>
        <text:list-item>
          <text:p text:style-name="P9">Fes un 'merge' de dos fitxers ordenats.</text:p>
          <text:p text:style-name="P9">El merge ha de produir un fitxer de sortida, també ordenat, que contingui totes les línies dels dos fitxers d'entrada (de lectura).</text:p>
          <text:p text:style-name="P9">Els dos primers paràmetres corresponen als fitxers d'entrada i el tercer paràmetre al fitxer resultant de fer el merge.</text:p>
          <text:p text:style-name="P9">Per exemple, si tenim els fitxers d'entrada f1 i f2 (ordenats!):</text:p>
          <text:p text:style-name="P14">f1 <text:s text:c="4"/>f2</text:p>
          <text:p text:style-name="P14">--- <text:s text:c="3"/>---</text:p>
          <text:p text:style-name="P14">aa <text:s text:c="4"/>bb</text:p>
          <text:p text:style-name="P14">aa <text:s text:c="4"/>cc</text:p>
          <text:p text:style-name="P14">cc <text:s text:c="4"/>hh</text:p>
          <text:p text:style-name="P14">gg</text:p>
          <text:p text:style-name="P9">l'ordre</text:p>
          <text:p text:style-name="P15">merge f1 f2 f3</text:p>
          <text:p text:style-name="P9">ha de produïr un fitxer f3 que contingui:</text:p>
          <text:p text:style-name="P15">aa</text:p>
          <text:p text:style-name="P15">aa</text:p>
          <text:p text:style-name="P15">bb</text:p>
          <text:p text:style-name="P15">cc</text:p>
          <text:p text:style-name="P15">cc</text:p>
          <text:p text:style-name="P15">gg</text:p>
          <text:p text:style-name="P15">hh</text:p>
        </text:list-item>
      </text:list>
      <text:p text:style-name="P4"/>
      <text:list xml:id="list100210128792499" text:continue-numbering="true" text:style-name="L1">
        <text:list-header>
          <text:p text:style-name="P16"><text:span text:style-name="T5">FITXERS I NOMBRES PRIMERS</text:span>:</text:p>
          <text:p text:style-name="P17">Fes els següents programes:</text:p>
        </text:list-header>
        <text:list-item>
          <text:p text:style-name="P8">Un programa que escrigui els 100 primers nombres primers en un fitxer anomenat primers.txt</text:p>
          <text:p text:style-name="P8"/>
        </text:list-item>
        <text:list-item>
          <text:p text:style-name="P8">Un programa que donat un nombre (que rep per argument), mostri els seus divisors primers. Aquest programa ha d'utilitzar el primers del fitxer primers.txt</text:p>
          <text:p text:style-name="P8"/>
        </text:list-item>
        <text:list-item>
          <text:p text:style-name="P8">Arregla el programa anterior de manera que si el fitxer primers.txt no conté suficients primers per descomposar el nombre passat per argument, el mateix programa els afegeixi</text:p>
          <text:p text:style-name="P8"><text:soft-page-break/></text:p>
        </text:list-item>
        <text:list-item>
          <text:p text:style-name="P8">Un programa que funcioni de la següent manera:</text:p>
          <text:p text:style-name="P8">divisorsPrimers.py 35 66 89</text:p>
          <text:p text:style-name="P8">i crei tres fitxers (divisors35.txt, divisors66.txt... )amb els divisors de cada nombre. Evidentment, els paràmetres d'entrada poden ser els que es vulgui</text:p>
          <text:p text:style-name="P10"/>
        </text:list-item>
      </text:list>
      <text:list xml:id="list6776790769023722864" text:style-name="L2">
        <text:list-header>
          <text:p text:style-name="P11"/>
        </text:list-header>
      </text:list>
      <text:p text:style-name="P1"/>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ca" fo:country="E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Linux_X86_64 LibreOffice_project/205099f953b4b61c41106e07b17e9e5acc65037</meta:generator>
    <meta:initial-creator>acots </meta:initial-creator>
    <meta:creation-date>2010-02-26T13:49:59</meta:creation-date>
    <dc:creator>acots </dc:creator>
    <dc:date>2014-05-06T10:02:09.832284225</dc:date>
    <meta:editing-cycles>41</meta:editing-cycles>
    <meta:editing-duration>PT10H32M36S</meta:editing-duration>
    <meta:document-statistic meta:table-count="0" meta:image-count="0" meta:object-count="0" meta:page-count="3" meta:paragraph-count="72" meta:word-count="708" meta:character-count="4119" meta:non-whitespace-character-count="3416"/>
    <meta:user-defined meta:name="Info 1"/>
    <meta:user-defined meta:name="Info 2"/>
    <meta:user-defined meta:name="Info 3"/>
    <meta:user-defined meta:name="Info 4"/>
  </office:meta>
</office:document-meta>
</file>